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alibri" fo:font-size="12pt" fo:font-weight="normal" officeooo:rsid="0025358c" officeooo:paragraph-rsid="0025358c" style:font-size-asian="10.5pt" style:font-weight-asian="normal" style:font-size-complex="12pt" style:font-weight-complex="normal"/>
    </style:style>
    <style:style style:name="P2" style:family="paragraph" style:parent-style-name="Standard">
      <style:text-properties style:font-name="Calibri" fo:font-size="12pt" fo:font-weight="bold" officeooo:rsid="0025358c" officeooo:paragraph-rsid="0025358c" style:font-size-asian="10.5pt" style:font-weight-asian="bold" style:font-size-complex="12pt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ess 'Q' to toggle between abilities.</text:p>
      <text:p text:style-name="P1"/>
      <text:p text:style-name="P1">Right click to use active ability.</text:p>
      <text:p text:style-name="P1"/>
      <text:p text:style-name="P2">Abilities:</text:p>
      <text:p text:style-name="P2"/>
      <text:p text:style-name="P1">- <text:span text:style-name="T1">Dash:</text:span> Useful for escape</text:p>
      <text:p text:style-name="P1">- <text:span text:style-name="T1">Sentry:</text:span> Useful for defence</text:p>
      <text:p text:style-name="P1">- <text:span text:style-name="T1">Electric Wall: </text:span>Useful for positionin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10T19:32:47.35</meta:creation-date>
    <dc:date>2015-05-11T15:39:34.393000000</dc:date>
    <meta:editing-duration>PT2H14M47S</meta:editing-duration>
    <meta:editing-cycles>2</meta:editing-cycles>
    <meta:generator>LibreOffice/4.3.1.2$Windows_x86 LibreOffice_project/958349dc3b25111dbca392fbc281a05559ef6848</meta:generator>
    <meta:document-statistic meta:table-count="0" meta:image-count="0" meta:object-count="0" meta:page-count="1" meta:paragraph-count="6" meta:word-count="29" meta:character-count="174" meta:non-whitespace-character-count="151"/>
  </office:meta>
</office:document-meta>
</file>